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/>
    </style:style>
    <style:style style:name="P2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 style:list-style-name="WWNum6">
      <style:paragraph-properties fo:margin-left="1in" fo:margin-right="0in" fo:text-indent="-0.25in" style:auto-text-indent="false"/>
    </style:style>
    <style:style style:name="P7" style:family="paragraph" style:parent-style-name="Standard" style:list-style-name="WWNum8">
      <style:paragraph-properties fo:margin-left="1in" fo:margin-right="0in" fo:text-indent="-0.25in" style:auto-text-indent="false"/>
    </style:style>
    <style:style style:name="P8" style:family="paragraph" style:parent-style-name="Standard" style:list-style-name="WWNum8">
      <style:paragraph-properties fo:margin-left="1in" fo:margin-right="0in" fo:text-indent="-0.25in" style:auto-text-indent="false"/>
      <style:text-properties style:text-underline-style="none"/>
    </style:style>
    <style:style style:name="P9" style:family="paragraph" style:parent-style-name="Standard" style:list-style-name="WWNum2">
      <style:paragraph-properties fo:margin-left="1in" fo:margin-right="0in" fo:text-indent="-0.25in" style:auto-text-indent="false"/>
      <style:text-properties style:text-underline-style="none"/>
    </style:style>
    <style:style style:name="P10" style:family="paragraph" style:parent-style-name="Standard" style:list-style-name="WWNum5">
      <style:paragraph-properties fo:margin-left="1in" fo:margin-right="0in" fo:text-indent="-0.25in" style:auto-text-indent="false"/>
      <style:text-properties style:text-underline-style="none"/>
    </style:style>
    <style:style style:name="P11" style:family="paragraph" style:parent-style-name="Standard" style:list-style-name="WWNum7">
      <style:paragraph-properties fo:margin-left="1in" fo:margin-right="0in" fo:text-indent="-0.25in" style:auto-text-indent="false"/>
      <style:text-properties style:text-underline-style="none"/>
    </style:style>
    <style:style style:name="P12" style:family="paragraph" style:parent-style-name="Standard" style:list-style-name="WWNum3">
      <style:paragraph-properties fo:margin-left="1in" fo:margin-right="0in" fo:text-indent="-0.25in" style:auto-text-indent="false"/>
    </style:style>
    <style:style style:name="P13" style:family="paragraph" style:parent-style-name="Standard" style:list-style-name="WWNum2">
      <style:paragraph-properties fo:margin-left="1in" fo:margin-right="0in" fo:text-indent="-0.25in" style:auto-text-indent="false"/>
    </style:style>
    <style:style style:name="P14" style:family="paragraph" style:parent-style-name="Standard" style:list-style-name="WWNum5">
      <style:paragraph-properties fo:margin-left="1in" fo:margin-right="0in" fo:text-indent="-0.25in" style:auto-text-indent="false"/>
    </style:style>
    <style:style style:name="P15" style:family="paragraph" style:parent-style-name="Standard" style:list-style-name="WWNum7">
      <style:paragraph-properties fo:margin-left="1in" fo:margin-right="0in" fo:text-indent="-0.25in" style:auto-text-indent="false"/>
    </style:style>
    <style:style style:name="P16" style:family="paragraph" style:parent-style-name="Standard" style:list-style-name="WWNum1">
      <style:paragraph-properties fo:margin-left="1in" fo:margin-right="0in" fo:text-indent="-0.25in" style:auto-text-indent="false"/>
    </style:style>
    <style:style style:name="P17" style:family="paragraph" style:parent-style-name="Standard" style:list-style-name="WWNum11">
      <style:paragraph-properties fo:margin-left="1in" fo:margin-right="0in" fo:text-indent="-0.25in" style:auto-text-indent="false"/>
    </style:style>
    <style:style style:name="P18" style:family="paragraph" style:parent-style-name="Standard" style:list-style-name="WWNum4">
      <style:paragraph-properties fo:margin-left="1in" fo:margin-right="0in" fo:text-indent="-0.25in" style:auto-text-indent="false"/>
    </style:style>
    <style:style style:name="P19" style:family="paragraph" style:parent-style-name="Standard">
      <style:paragraph-properties fo:margin-left="1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 style:list-style-name="WWNum11">
      <style:paragraph-properties fo:margin-left="1.5in" fo:margin-right="0in" fo:text-indent="-0.25in" style:auto-text-indent="false"/>
    </style:style>
    <style:style style:name="P22" style:family="paragraph" style:parent-style-name="Standard" style:list-style-name="WWNum11">
      <style:paragraph-properties fo:margin-left="1.5in" fo:margin-right="0in" fo:text-indent="-0.25in" style:auto-text-indent="false"/>
      <style:text-properties style:text-underline-style="none"/>
    </style:style>
    <style:style style:name="P23" style:family="paragraph" style:parent-style-name="Title">
      <style:paragraph-properties fo:break-before="page"/>
    </style:style>
    <style:style style:name="P24" style:family="paragraph" style:parent-style-name="Title" style:master-page-name="Standard">
      <style:paragraph-properties style:page-number="1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7opap3oi0qih"/>Gameplay:</text:p>
      <text:p text:style-name="Standard"/>
      <text:p text:style-name="Standard">Cada turno se recibe x cantidad de Recurso, dependiendo la raza tiene diferentes nombres pero es lo mismo.</text:p>
      <text:p text:style-name="Standard"/>
      <text:p text:style-name="Standard">Castillo, hace la función de vida del jugador(30 de vida), solo podrá ser atacado si no hay unidades en el carril frontal,</text:p>
      <text:p text:style-name="Standard"/>
      <text:p text:style-name="Standard">Se robaran 5 cartas el primer turno, y después 1 cada turno</text:p>
      <text:p text:style-name="Standard"/>
      <text:p text:style-name="Standard">Primera fase:</text:p>
      <text:p text:style-name="Standard"/>
      <text:p text:style-name="Standard">Se pueden jugar hasta 3 cartas por turno, siempre que se tengan los recursos necesarios, y se podrá construir un edificio que tardará un turno en hacerse.</text:p>
      <text:p text:style-name="Standard"/>
      <text:p text:style-name="Standard">Segunda fase:</text:p>
      <text:p text:style-name="Standard"/>
      <text:p text:style-name="Standard">Escoge las unidades que atacan, o se moverán en el campo.</text:p>
      <text:p text:style-name="Standard"/>
      <text:p text:style-name="Standard">Las unidades pueden intercambiar posiciones entre sí, pero ambas pierden su turno.</text:p>
      <text:p text:style-name="Standard"/>
      <text:p text:style-name="Standard">Tercera fase:</text:p>
      <text:p text:style-name="Standard"/>
      <text:p text:style-name="Standard"><text:soft-page-break/>Puedes escoger entre, jugar 1 carta más, o descartar y robar 1 carta</text:p>
      <text:p text:style-name="Standard"/>
      <text:p text:style-name="Standard">Las habilidades de las cartas se pueden usar en cualquier momento de tu turno</text:p>
      <text:p text:style-name="Standard"/>
      <text:p text:style-name="Standard">Terminar turno.</text:p>
      <text:p text:style-name="Standard"/>
      <text:p text:style-name="Title"><text:bookmark text:name="_kzp3k7emfu0a"/>Tipos de carta:</text:p>
      <text:p text:style-name="Standard"/>
      <text:p text:style-name="Standard">Unidades:</text:p>
      <text:p text:style-name="Standard"/>
      <text:list xml:id="list1947508600" text:style-name="WWNum10">
        <text:list-item>
          <text:p text:style-name="P2">Infantería (Espadas, Hachas y lanzas)</text:p>
        </text:list-item>
        <text:list-item>
          <text:p text:style-name="P2">Caballería(Tierra y Aérea)</text:p>
        </text:list-item>
        <text:list-item>
          <text:p text:style-name="P2">Arqueros</text:p>
        </text:list-item>
        <text:list-item>
          <text:p text:style-name="P2">Magos</text:p>
        </text:list-item>
        <text:list-item>
          <text:p text:style-name="P2">Artillería <text:s/>no se pueden defender a melee</text:p>
        </text:list-item>
        <text:list-item>
          <text:p text:style-name="P2">Gigantes, Ocupan 3 huecos de unidad</text:p>
        </text:list-item>
        <text:list-item>
          <text:p text:style-name="P2">Mecánico, No pueden ser curados por Sanar o Regeneración, pero si por ingenieros</text:p>
        </text:list-item>
      </text:list>
      <text:p text:style-name="Standard"/>
      <text:p text:style-name="P5">Hechizos o cartas de habilidad:</text:p>
      <text:p text:style-name="Standard">Ataque: Dañan a las unidades enemigas</text:p>
      <text:p text:style-name="Standard">Buffs/Debuffs: Buffean o Debuffean a una unidad/es <text:s/>seleccionada</text:p>
      <text:p text:style-name="Standard"/>
      <text:p text:style-name="Standard">Stats de las cartas:</text:p>
      <text:list xml:id="list1452837957" text:style-name="WWNum9">
        <text:list-item>
          <text:p text:style-name="P3">Ataque: El daño que causara a otra carta al atacar o defenderse</text:p>
        </text:list-item>
        <text:list-item>
          <text:p text:style-name="P3">Vida: La cantidad de daño que puede soportar antes de morir</text:p>
        </text:list-item>
        <text:list-item>
          <text:p text:style-name="P3">Armadura: 4 tipos de armadura, Sin armadura ,Ligera(+1 defensa), Media(+2 defensa), Pesada(+3 defensa, ataca el último)</text:p>
        </text:list-item>
        <text:list-item>
          <text:p text:style-name="P3">Habilidad de la carta: La habilidad que puede ejecutar la carta, o una pasiva.</text:p>
        </text:list-item>
      </text:list>
      <text:p text:style-name="P1"/>
      <text:p text:style-name="Title"><text:bookmark text:name="_737px1pe4fcw"/>Debilidades:</text:p>
      <text:p text:style-name="Standard"/>
      <text:p text:style-name="Standard">Daño Recibido: X1,5 al ser débil. x0,5 al ser fuerte contra (se redondea hacia abajo siempre)</text:p>
      <text:p text:style-name="Standard"/>
      <text:p text:style-name="Standard">Hachas&gt;Espada, Lanzas</text:p>
      <text:p text:style-name="Standard">Espada&gt;Lanza</text:p>
      <text:p text:style-name="Standard">Lanzas&gt;Caballeria(Tierra) y Grandes</text:p>
      <text:p text:style-name="Standard"/>
      <text:p text:style-name="Standard">Arqueros&gt;Caballería(Tierra y Aérea)</text:p>
      <text:p text:style-name="Standard"/>
      <text:p text:style-name="Standard">Caballería (Todas)&gt;Espada y Hachas</text:p>
      <text:p text:style-name="Standard"><text:soft-page-break/></text:p>
      <text:p text:style-name="Standard">Grandes &gt; Espada, Hacha</text:p>
      <text:p text:style-name="Standard"/>
      <text:p text:style-name="Standard">La Caballería Aérea no puede ser atacada por unidades melee.</text:p>
      <text:p text:style-name="Standard"/>
      <text:p text:style-name="Standard">La Armadura reduce en x el daño recibido.</text:p>
      <text:p text:style-name="Standard"/>
      <text:p text:style-name="Title"><text:bookmark text:name="_5q16svf01bwf"/><text:span text:style-name="T1">Tablero</text:span>:</text:p>
      <text:p text:style-name="Standard"/>
      <text:p text:style-name="Standard">Por cada jugador:</text:p>
      <text:p text:style-name="Standard"/>
      <text:p text:style-name="Standard">Mazo (15 cartas)</text:p>
      <text:p text:style-name="Standard"/>
      <text:p text:style-name="Standard">Cementerio</text:p>
      <text:p text:style-name="Standard"/>
      <text:p text:style-name="Standard">Como máximo 5 huevos por carril.</text:p>
      <text:p text:style-name="Standard"/>
      <text:p text:style-name="Standard">Recursos para jugar las cartas</text:p>
      <text:p text:style-name="Standard"/>
      <text:p text:style-name="Standard">Carril frontal x1 de daño recibido y realizado, ataca carril frontal y carril trasero si no hay nadie en el frontal.</text:p>
      <text:p text:style-name="Standard"/>
      <text:p text:style-name="Standard"><text:soft-page-break/>Carril trasero unidades a distancia atacan normal, unidades melee han de moverse a la línea frontal para poder atacar a no ser que sea caballería o unidad con habilidad rápida</text:p>
      <text:p text:style-name="Standard"/>
      <text:p text:style-name="Standard">Muro interior es donde estarán los edificios, hay espacio para 4.</text:p>
      <text:p text:style-name="Standard"/>
      <text:p text:style-name="Title"><text:bookmark text:name="_grhjexxwmut"/>Recursos :</text:p>
      <text:p text:style-name="Standard">Humanos:</text:p>
      <text:p text:style-name="Standard">Oro: Se gana dinero por turno, aumenta por cada recaudador en el campo</text:p>
      <text:p text:style-name="Standard"/>
      <text:p text:style-name="Standard">Orcos:</text:p>
      <text:p text:style-name="Standard">Materiales, o chatarra: Se gana chatarra por turno, los saqueadores pueden generar chatarra al atacar</text:p>
      <text:p text:style-name="Standard"/>
      <text:p text:style-name="Standard">Elfos:</text:p>
      <text:p text:style-name="Standard">Magia o Mana: Se gana mana por turno, aumenta por cada </text:p>
      <text:p text:style-name="Standard"/>
      <text:p text:style-name="Standard">Enanos:</text:p>
      <text:p text:style-name="Standard">Metales(Hierro, Bronce) o lo que sea: Se gana Metales por turno, aumenta por cada minero en el campo</text:p>
      <text:p text:style-name="Standard"/>
      <text:p text:style-name="Standard">No Muertos:</text:p>
      <text:p text:style-name="Standard">Almas: Se ganan almas por turno , se recolectan al matar unidades enemigas</text:p>
      <text:p text:style-name="P1"/>
      <text:p text:style-name="Title"><text:bookmark text:name="_tajoomhh454f"/>Tipos de Ataque:</text:p>
      <text:p text:style-name="Standard"><text:soft-page-break/></text:p>
      <text:p text:style-name="Standard">Infantería = Melee, pueden atacar en la casilla delantera.</text:p>
      <text:p text:style-name="Standard"/>
      <text:p text:style-name="Standard">Caballería = Melee, pueden atacar al carril frontal y en caso <text:s/>de este estar vacío puede atacar al carril trasero directamente, además pueden cambiar entre carriles y atacar en el mismo turno.</text:p>
      <text:p text:style-name="Standard"/>
      <text:p text:style-name="Standard">Arqueros = Distancia, pueden atacar a cualquier carril</text:p>
      <text:p text:style-name="Standard"/>
      <text:p text:style-name="Standard">Magos = Distancia, pueden atacar donde quieran pero tarda 1 turno en poder atacar otra vez</text:p>
      <text:p text:style-name="Standard"/>
      <text:p text:style-name="Standard">Artillería = Distancia, atacan en área, afectan a las unidades adyacentes del objetivo, pero hacen la mitad del daño a estas. tienen que recargar 1 turno después de disparar, no se pueden defender de un ataque.</text:p>
      <text:p text:style-name="Standard"/>
      <text:p text:style-name="Standard">Grandes = Gigantes, pueden ser melee o distancia, o ambos, débiles a las lanzas y algunas unidades especiales, suelen ser Lentas.</text:p>
      <text:p text:style-name="Standard"/>
      <text:p text:style-name="Standard">Espíritu: Sólo les afecta la magia.</text:p>
      <text:p text:style-name="P23"><text:bookmark text:name="_jdhmbup1t7z5"/>Habilidades de las cartas:</text:p>
      <text:p text:style-name="Standard"/>
      <text:p text:style-name="Standard">Rapidez: Puede atacar justo cuando sale al campo y permite atacar desde el carril trasero al frontal a las unidades melee.</text:p>
      <text:p text:style-name="Standard">Ataque x2: Realiza un segundo ataque.</text:p>
      <text:p text:style-name="Standard">Escudado: Recibe la mitad del daño de los ataques a distancia.</text:p>
      <text:p text:style-name="Standard">Envenenado: Pierde (1,2,3) de vida cada turno. Elimina Regeneración.</text:p>
      <text:p text:style-name="Standard">Regeneración: Cura una unidad (1,2,3) de vida por turno, elimina Envenenado.</text:p>
      <text:p text:style-name="Standard">Sanar: Cura x cantidad a una unidad, tiene 2 turnos de cooldown, elimina Envenenado.</text:p>
      <text:p text:style-name="Standard">Explosion: Daña a las unidades adyacentes al objetivo.</text:p>
      <text:p text:style-name="Standard">Perforación: Ignora el estado Escudado.</text:p>
      <text:p text:style-name="Standard">Recarga: Necesita tiempo para volver a atacar.</text:p>
      <text:p text:style-name="Standard">Saquear: Obtiene tantos recursos como Ataque x 50.</text:p>
      <text:p text:style-name="Standard">Lento: Ataca siempre el último.</text:p>
      <text:p text:style-name="Standard">Robar vida: Se cura la mitad del daño al atacar.</text:p>
      <text:p text:style-name="Standard">Invocar: Invoca la unidad indicada, 2 turnos de cooldown.</text:p>
      <text:p text:style-name="Standard">Mantenimiento: Repara unidades mecánicas.</text:p>
      <text:p text:style-name="Standard"/>
      <text:p text:style-name="Title"><text:bookmark text:name="_8191gccwjzq0"/>Hechizos/Acciones:</text:p>
      <text:p text:style-name="Standard">Comunes:</text:p>
      <text:list xml:id="list4113640484" text:style-name="WWNum6">
        <text:list-item>
          <text:p text:style-name="P6">Reformar: Permite mover una carta entre carriles.</text:p>
        </text:list-item>
        <text:list-item>
          <text:p text:style-name="P6">Lluvia de flechas: Hace 1 de daño por cada arquero al carril seleccionado. El daño se reparte entre todas las unidades de este carril.</text:p>
        </text:list-item>
        <text:list-item>
          <text:p text:style-name="P6"><text:soft-page-break/>Escudo Mágico: Otorga escudo para el próximo ataque recibido.</text:p>
        </text:list-item>
        <text:list-item>
          <text:p text:style-name="P6">Marca objetivo: Esa unidad recibe x0,5 más daño.</text:p>
        </text:list-item>
        <text:list-item>
          <text:p text:style-name="P6">Reparar: Repara x Vida al castillo.</text:p>
        </text:list-item>
        <text:list-item>
          <text:p text:style-name="P6">Asesinar: Mata una unidad enemiga.</text:p>
        </text:list-item>
      </text:list>
      <text:p text:style-name="P19"/>
      <text:p text:style-name="Standard">Humanos:</text:p>
      <text:list xml:id="list3765095060" text:style-name="WWNum8">
        <text:list-item>
          <text:p text:style-name="P7">Bolas de fuego: Hace tanto daño como tenga el mago lanzador, afecta a la unidad objetivo y las adyacentes.</text:p>
        </text:list-item>
        <text:list-item>
          <text:p text:style-name="P7">Pozo de vida: Invoca un Pozo de vida que cura a las dos unidades adyacentes 2 de vida al final de cada 2 turnos. El pozo es un token 0/2</text:p>
        </text:list-item>
        <text:list-item>
          <text:p text:style-name="P7">Milicia: Invoca 2 milicianos en el carril frontal, si no hay hueco o solo hay 1 hueco disponible no se puede usar esta acción. Los milicianos son tokens 2/1</text:p>
        </text:list-item>
        <text:list-item>
          <text:p text:style-name="P7">Estallido de hielo: Hace la mitad del daño del mago y ralentiza a la unidad objetivo, haciendo que esta reduzca su velocidad en 1, si es rapida pasa a normal y de normal a lenta, si la unidad ya es lenta se congela y no puede defenderse ni atacar durante 1 turno.</text:p>
        </text:list-item>
        <text:list-item>
          <text:p text:style-name="P8"/>
        </text:list-item>
      </text:list>
      <text:p text:style-name="P20">Elfos:</text:p>
      <text:list xml:id="list1185442011" text:style-name="WWNum3">
        <text:list-item>
          <text:p text:style-name="P12">Llamada druídica: Invoca 3 driadas durante 1 turno.</text:p>
        </text:list-item>
        <text:list-item>
          <text:p text:style-name="P12">Lluvia sanadora: Sana 2 de vida en el carril seleccionado</text:p>
        </text:list-item>
      </text:list>
      <text:p text:style-name="Standard">Enanos:</text:p>
      <text:list xml:id="list567091930" text:style-name="WWNum2">
        <text:list-item>
          <text:p text:style-name="P13">Llamada de los Duni:</text:p>
        </text:list-item>
        <text:list-item>
          <text:p text:style-name="P13">Runas de furia: +3 al ataque de una unidad</text:p>
        </text:list-item>
        <text:list-item>
          <text:p text:style-name="P13">Runa pétrea: + 3 a la defensa de una unidad</text:p>
        </text:list-item>
        <text:list-item>
          <text:p text:style-name="P13">Runa perfecta: +2 a la defensa y al ataque de una unidad</text:p>
        </text:list-item>
        <text:list-item>
          <text:p text:style-name="P9"/>
        </text:list-item>
      </text:list>
      <text:p text:style-name="Standard"/>
      <text:p text:style-name="Standard"><text:soft-page-break/>Orcos: </text:p>
      <text:list xml:id="list4141438340" text:style-name="WWNum5">
        <text:list-item>
          <text:p text:style-name="P14">WAAAAAAAAGH!!: Todas las unidades reciben +3 al ataque.</text:p>
        </text:list-item>
        <text:list-item>
          <text:p text:style-name="P10"/>
        </text:list-item>
      </text:list>
      <text:p text:style-name="Standard"/>
      <text:p text:style-name="Standard">No-Muertos:</text:p>
      <text:list xml:id="list1660669798" text:style-name="WWNum7">
        <text:list-item>
          <text:p text:style-name="P15">Levantar a los muertos: Inova 1 zombi, 1 esqueleto(espada y escudo) y 1 esqueleto(Lanza y escudo) que duran un turno.</text:p>
        </text:list-item>
        <text:list-item>
          <text:p text:style-name="P15">Sacrificio de sangre: Mata una unidad y cura una aliada tanta vida como tenga la unidad sacrificada.</text:p>
        </text:list-item>
        <text:list-item>
          <text:p text:style-name="P11"/>
        </text:list-item>
      </text:list>
      <text:p text:style-name="Standard"/>
      <text:p text:style-name="Title"><text:bookmark text:name="_nd6jqsx0rlw3"/>Pasivas raciales:</text:p>
      <text:p text:style-name="Standard"/>
      <text:p text:style-name="Standard">Humanos: Pueden robar 2 cartas más cada turno, o devolverlas al mazo y recibir la mitad de su coste en oro.</text:p>
      <text:p text:style-name="Standard"/>
      <text:p text:style-name="Standard">Elfos: Sus unidades tienen Regeneración. </text:p>
      <text:p text:style-name="Standard"/>
      <text:p text:style-name="Standard">Orcos: + ataque al tener la mitad de vida, Unidades más caras.</text:p>
      <text:p text:style-name="Standard"/>
      <text:p text:style-name="Standard">Enanos: Cuestan la mitad, porque son bajitos lo pillas, unidades únicas Mecánicas.</text:p>
      <text:p text:style-name="Standard"/>
      <text:p text:style-name="Standard">No-Muertos: Cuando mueren vuelven al mazo, bajo coste, si son sanadas mueren de forma permanente y el veneno las cura.</text:p>
      <text:p text:style-name="Standard"/>
      <text:p text:style-name="Title"><text:bookmark text:name="_1fh3k7f7pjz6"/><text:soft-page-break/>Edificios:</text:p>
      <text:p text:style-name="Standard">Los edificios son estructuras que harán la función de pasivas para tus unidades. No requieren cartas, solo necesitarás recursos para construirlos y mejorarlos. Las distintas facciones tendrán algunos edificios propios.</text:p>
      <text:p text:style-name="Standard"/>
      <text:p text:style-name="Standard">Comunes:</text:p>
      <text:p text:style-name="Standard"/>
      <text:list xml:id="list1133990461" text:style-name="WWNum1">
        <text:list-item>
          <text:p text:style-name="P16">Cuarteles: Aumentan las estadísticas de las unidades de infantería</text:p>
        </text:list-item>
        <text:list-item>
          <text:p text:style-name="P16">Muros: Aumentan la vida máxima del castillo, además de proporcionar defensas de arqueros que dañan a los enemigos cuando ataquen el castillo.</text:p>
        </text:list-item>
        <text:list-item>
          <text:p text:style-name="P16">Campos de tiro: Aumenta las estadísticas de los arqueros</text:p>
        </text:list-item>
        <text:list-item>
          <text:p text:style-name="P16">Establos: Aumenta las estadísticas de la caballería</text:p>
        </text:list-item>
        <text:list-item>
          <text:p text:style-name="P16">Talleres: Aumenta las estadísticas de la artillería</text:p>
        </text:list-item>
      </text:list>
      <text:p text:style-name="Standard"/>
      <text:p text:style-name="Standard">Por Facción:</text:p>
      <text:p text:style-name="Standard"/>
      <text:list xml:id="list679064102" text:style-name="WWNum11">
        <text:list-item>
          <text:p text:style-name="P17">Humanos:</text:p>
          <text:list>
            <text:list-item>
              <text:p text:style-name="P21">Puerto: Aumenta la ganancia de oro por turno.</text:p>
            </text:list-item>
            <text:list-item>
              <text:p text:style-name="P21">Academia de Mago: Aumenta las estadísticas de los magos.</text:p>
            </text:list-item>
            <text:list-item>
              <text:p text:style-name="P21">Armería imperial: Proporciona buffos a las unidades.</text:p>
            </text:list-item>
          </text:list>
        </text:list-item>
        <text:list-item>
          <text:p text:style-name="P17">Elfos:</text:p>
          <text:list>
            <text:list-item>
              <text:p text:style-name="P21">Círculo druidico: Aumenta la ganancia de mana por turno</text:p>
            </text:list-item>
            <text:list-item>
              <text:p text:style-name="P21">Arboleda: Aumenta las estadísticas de las unidades del bosque.</text:p>
            </text:list-item>
          </text:list>
        </text:list-item>
        <text:list-item>
          <text:p text:style-name="P17">Enanos:</text:p>
          <text:list>
            <text:list-item>
              <text:p text:style-name="P21"><text:soft-page-break/>Mina: Aumenta la ganancia de minerales por turno.</text:p>
            </text:list-item>
            <text:list-item>
              <text:p text:style-name="P21">Herreria rúnica: Aumenta las estadísticas de los herreros rúnicos, además les permite dar más buffos a sus aliados.</text:p>
            </text:list-item>
            <text:list-item>
              <text:p text:style-name="P21">Salon de los matadores: Aumenta las estadísticas de los matadores.</text:p>
            </text:list-item>
          </text:list>
        </text:list-item>
        <text:list-item>
          <text:p text:style-name="P17">Orcos:</text:p>
          <text:list>
            <text:list-item>
              <text:p text:style-name="P21">Pila de chatarra: Aumenta la ganancia de chatarra por turno.</text:p>
            </text:list-item>
            <text:list-item>
              <text:p text:style-name="P21">Cubil de ogros: Aumenta las estadísticas de los ogros.</text:p>
            </text:list-item>
            <text:list-item>
              <text:p text:style-name="P21">Choza de chamanes: Aumenta las estadísticas de los chamanes</text:p>
            </text:list-item>
            <text:list-item>
              <text:p text:style-name="P22"/>
            </text:list-item>
          </text:list>
        </text:list-item>
        <text:list-item>
          <text:p text:style-name="P17">No-muertos:</text:p>
          <text:list>
            <text:list-item>
              <text:p text:style-name="P21">Cementerio: Aumenta la ganancia de almas por turno</text:p>
            </text:list-item>
            <text:list-item>
              <text:p text:style-name="P21">Aquelarre: Aumenta las estadísticas de los vampiros.</text:p>
            </text:list-item>
            <text:list-item>
              <text:p text:style-name="P21">Criptas: Aumenta las estadísticas de los nigromantes y los golems de huesos.</text:p>
            </text:list-item>
          </text:list>
        </text:list-item>
      </text:list>
      <text:p text:style-name="Standard"/>
      <text:p text:style-name="Standard">Comandantes:</text:p>
      <text:p text:style-name="Standard"/>
      <text:list xml:id="list2582100116" text:style-name="WWNum4">
        <text:list-item>
          <text:p text:style-name="P4"><text:s/>Humanos:</text:p>
          <text:list>
            <text:list-item>
              <text:p text:style-name="P18">Mace: Especialista infantería, <text:s/>5/10. Habilidad Pasiva: +1/+1 a todas las unidades de infantería en el mismo carril. Habilidad activa: Todas las unidades de infantería en el mismo carril no pueden morir en un combate durante ese turno. Al usar esta habilidad el comandante reduce su vida en 1 por cada unidad de infantería que se vea afectada por esta habilidad.</text:p>
            </text:list-item>
          </text:list>
        </text:list-item>
      </text:list>
      <text:p text:style-name="P19">Habilidad activa en fortaleza: Todas las unidades de infantería se curan 2 de vida.</text:p>
      <text:list xml:id="list155059183824022" text:continue-numbering="true" text:style-name="WWNum4">
        <text:list-item>
          <text:list>
            <text:list-item>
              <text:p text:style-name="P18">Uldrak: Especialista artillero, 3/12, Habilidad Pasiva: Las unidades de artillería tienen +3 de ataque. Habilidad activa:Una unidad de artillería puede atacar por segunda vez pero reduce su daño a la mitad.</text:p>
            </text:list-item>
          </text:list>
        </text:list-item>
      </text:list>
      <text:p text:style-name="P19">Habilidad activa en la fortaleza: Repara las unidades de artillería 3 de vida.</text:p>
      <text:list xml:id="list155059870968638" text:continue-numbering="true" text:style-name="WWNum4">
        <text:list-item>
          <text:list>
            <text:list-item>
              <text:p text:style-name="P18">Gerard: Especialista caballero, <text:s/>6/6, Habilidad pasiva: +2/+1 a las unidades de caballería <text:s/>en el mismo carril. Habilidad Activa: <text:s/>La unidad de caballería objetivo obtiene atacar 2 veces. Habilidad activa en la fortaleza: Invoca una unidad de caballeros pegaso, al terminar el turno esta desaparece.</text:p>
            </text:list-item>
          </text:list>
        </text:list-item>
      </text:list>
      <text:p text:style-name="P19"><text:soft-page-break/></text:p>
      <text:p text:style-name="P19"/>
      <text:list xml:id="list155058069538643" text:continue-numbering="true" text:style-name="WWNum4">
        <text:list-item>
          <text:p text:style-name="P4">Elfos:</text:p>
          <text:list>
            <text:list-item>
              <text:p text:style-name="P18">Kaelen: Especialista infantería, si está en la retaguardia 7/5, si está en el vanguardia 6/7, Habilidad pasiva: Dependiendo de si está en la retaguardia o en la vanguardia, +3 al ataque de las unidades a distancia o +1/+1 a la infantería, Habilidad activa: Realiza un ataque a todas las unidades en la retaguardia (hace tanto daño como ataque tenga el comandante). Habilidad Activa en fortaleza: Las unidades en la retaguardia obtienen sigilo.</text:p>
            </text:list-item>
            <text:list-item>
              <text:p text:style-name="P18">Sylroris: </text:p>
            </text:list-item>
            <text:list-item>
              <text:p text:style-name="P18">Glynfir: Especialista druida</text:p>
            </text:list-item>
          </text:list>
        </text:list-item>
        <text:list-item>
          <text:p text:style-name="P4">Orkos:</text:p>
          <text:list>
            <text:list-item>
              <text:p text:style-name="P18">Greecko: Especialista mago, Habilidad pasiva: <text:s/>Las unidades espíritu tienen +2/+1, Habilidad Activa: <text:s/>Invoca 3 lobos espíritus 1/1, Habilidad Activa en la fortaleza: Les da regeneración a todas las unidades de la vanguardia.</text:p>
            </text:list-item>
            <text:list-item>
              <text:p text:style-name="P18">A</text:p>
            </text:list-item>
            <text:list-item>
              <text:p text:style-name="P18">B</text:p>
            </text:list-item>
          </text:list>
        </text:list-item>
        <text:list-item>
          <text:p text:style-name="P4">No-muertos:</text:p>
          <text:list>
            <text:list-item>
              <text:p text:style-name="P18">Kasia Von Dorff: Especialista vampiresa,Habilidad Pasiva: <text:s/></text:p>
            </text:list-item>
            <text:list-item>
              <text:p text:style-name="P18">A</text:p>
            </text:list-item>
            <text:list-item>
              <text:p text:style-name="P18">B</text:p>
            </text:list-item>
          </text:list>
        </text:list-item>
        <text:list-item>
          <text:p text:style-name="P4">Enanos:</text:p>
          <text:list>
            <text:list-item>
              <text:p text:style-name="P18">Lesstin: Especialista ingeniera, Habilidad Pasiva: </text:p>
            </text:list-item>
            <text:list-item>
              <text:p text:style-name="P18">A</text:p>
            </text:list-item>
            <text:list-item>
              <text:p text:style-name="P18">B</text:p>
            </text:list-item>
          </text:list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171" meta:word-count="1692" meta:character-count="9959" meta:non-whitespace-character-count="8495"/>
    <meta:generator>LibreOfficeDev/6.0.5.2$Linux_X86_64 LibreOffice_project/</meta:generator>
  </office:meta>
</office:document-meta>
</file>